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0E387DCBDCAA13E3AE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7.383cm" fo:margin-left="-0.044cm" fo:margin-top="0cm" fo:margin-bottom="0cm" table:align="left" style:writing-mode="lr-tb"/>
    </style:style>
    <style:style style:name="Table2.A" style:family="table-column">
      <style:table-column-properties style:column-width="4.022cm"/>
    </style:style>
    <style:style style:name="Table2.B" style:family="table-column">
      <style:table-column-properties style:column-width="0.45cm"/>
    </style:style>
    <style:style style:name="Table2.C" style:family="table-column">
      <style:table-column-properties style:column-width="6.218cm"/>
    </style:style>
    <style:style style:name="Table2.D" style:family="table-column">
      <style:table-column-properties style:column-width="3.519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2.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191cm" fo:padding-right="0.191cm" fo:padding-top="0cm" fo:padding-bottom="0cm" fo:border="0.5pt solid #000000"/>
    </style:style>
    <style:style style:name="Table2.A7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A14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5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6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2" style:family="paragraph" style:parent-style-name="Standard">
      <style:paragraph-properties fo:text-align="justify" style:justify-single-word="false"/>
      <style:text-properties style:text-position="0% 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 style:master-page-name="Standard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page-number="1"/>
      <style:text-properties style:text-position="0% 100%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7" style:family="paragraph" style:parent-style-name="Standard">
      <style:paragraph-properties fo:text-align="justify" style:justify-single-word="false"/>
      <style:text-properties style:text-position="0% 100%"/>
    </style:style>
    <style:style style:name="P18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officeooo:rsid="0009f463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15" text:outline-level="1">Caso de uso</text:h>
          </table:table-cell>
          <table:table-cell table:style-name="Table2.B1" table:number-columns-spanned="3" office:value-type="string">
            <text:h text:style-name="P5" text:outline-level="1">Añadir vivienda.</text:h>
          </table:table-cell>
          <table:covered-table-cell/>
          <table:covered-table-cell/>
          <table:table-cell table:style-name="Table2.B1" office:value-type="string">
            <text:h text:style-name="P2" text:outline-level="1">ID</text:h>
          </table:table-cell>
          <table:table-cell table:style-name="Table2.B1" office:value-type="string">
            <text:h text:style-name="P2" text:outline-level="1"/>
          </table:table-cell>
        </table:table-row>
        <table:table-row table:style-name="Table2.1">
          <table:table-cell table:style-name="Table2.A1" office:value-type="string">
            <text:h text:style-name="P15" text:outline-level="1">Breve descripción</text:h>
          </table:table-cell>
          <table:table-cell table:style-name="Table2.B1" table:number-columns-spanned="5" office:value-type="string">
            <text:h text:style-name="P5" text:outline-level="1">El sistema deberá comportarse tal como se describe en el siguiente caso de uso cuando el director quiera añadir una nueva vivienda a la base de dat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 principal</text:h>
          </table:table-cell>
          <table:table-cell table:style-name="Table2.B1" table:number-columns-spanned="5" office:value-type="string">
            <text:h text:style-name="P5" text:outline-level="1"><text:span text:style-name="T4">Empleado</text:span>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es secundarios</text:h>
          </table:table-cell>
          <table:table-cell table:style-name="Table2.B1" table:number-columns-spanned="5" office:value-type="string">
            <text:h text:style-name="P5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Referencias</text:h>
          </table:table-cell>
          <table:table-cell table:style-name="Table2.B1" table:number-columns-spanned="5" office:value-type="string">
            <text:h text:style-name="P5" text:outline-level="1">Gestionar vivienda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recondiciones</text:h>
          </table:table-cell>
          <table:table-cell table:style-name="Table2.B1" table:number-columns-spanned="5" office:value-type="string">
            <text:h text:style-name="P4" text:outline-level="1">El <text:span text:style-name="T4">empleado</text:span> debe de tener disponible la selección de Añadir viviend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15" text:outline-level="1">Flujo principal</text:h>
            <text:h text:style-name="P1" text:outline-level="1"/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1</text:h>
          </table:table-cell>
          <table:table-cell table:style-name="Table2.B1" office:value-type="string">
            <text:h text:style-name="P5" text:outline-level="1">El CU comenzará cuando el director seleccione la opción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5" text:outline-level="1">El sistema le preguntará por el nombre, la dirección, el usuario a la que pertenece, los metros cuadrados, las camas disponibles...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3</text:h>
          </table:table-cell>
          <table:table-cell table:style-name="Table2.B1" office:value-type="string">
            <text:h text:style-name="P5" text:outline-level="1">El director deberá rellenar los campos que crea correcto (todos)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4</text:h>
          </table:table-cell>
          <table:table-cell table:style-name="Table2.B1" office:value-type="string">
            <text:h text:style-name="P5" text:outline-level="1"/>
          </table:table-cell>
          <table:table-cell table:style-name="Table2.B1" table:number-columns-spanned="3" office:value-type="string">
            <text:h text:style-name="P5" text:outline-level="1">El sistema guarda la información y la ofrece en el portal.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5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ostcondiciones</text:h>
          </table:table-cell>
          <table:table-cell table:style-name="Table2.B1" table:number-columns-spanned="5" office:value-type="string">
            <text:h text:style-name="P5" text:outline-level="1">El director puede añadir otra o modificar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rows-spanned="3" office:value-type="string">
            <text:h text:style-name="P15" text:outline-level="1">Flujo alternativo:</text:h>
            <text:h text:style-name="P2" text:outline-level="1">(indicar nombre)</text:h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1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</table:table>
      <text:h text:style-name="P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212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cm" fo:margin-bottom="0cm" style:contextual-spacing="false" style:line-height-at-least="0.002cm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normal" style:default-outline-level="1" style:list-style-name="" style:class="list">
      <style:paragraph-properties fo:margin-left="0.63cm" fo:margin-right="0cm" fo:margin-top="0.212cm" fo:margin-bottom="0cm" style:contextual-spacing="false" fo:line-height="150%" fo:text-align="justify" style:justify-single-word="false" fo:hyphenation-ladder-count="no-limit" fo:text-indent="-0.63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Caption" style:family="paragraph" style:parent-style-name="normal" style:default-outline-level="1" style:list-style-name="" style:class="extra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Index" style:family="paragraph" style:parent-style-name="normal" style:default-outline-level="1" style:list-style-name="" style:class="index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.423cm" style:contextual-spacing="false" style:line-height-at-least="0.002cm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423cm" fo:margin-bottom="0.423cm" style:contextual-spacing="false" style:line-height-at-least="0.002cm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default-outline-level="1" style:list-style-name="">
      <style:paragraph-properties fo:margin-top="0.423cm" fo:margin-bottom="0.212cm" style:contextual-spacing="false" style:line-height-at-least="0.002cm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Descripción" style:family="paragraph" style:parent-style-name="normal" style:default-outline-level="1" style:list-style-name="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codigo" style:family="paragraph" style:parent-style-name="normal" style:default-outline-level="1" style:list-style-name="">
      <style:paragraph-properties fo:margin-left="0.635cm" fo:margin-right="0cm" fo:margin-top="0cm" fo:margin-bottom="0.212cm" style:contextual-spacing="false" style:line-height-at-least="0.002cm" fo:text-align="justify" style:justify-single-word="false" fo:hyphenation-ladder-count="no-limit" fo:text-indent="0cm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Encabezado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1" style:list-style-name="" style:class="extra"/>
    <style:style style:name="Sangría_20_de_20_texto_20_normal" style:display-name="Sangría de texto normal" style:family="paragraph" style:parent-style-name="normal" style:default-outline-level="1" style:list-style-name="">
      <style:paragraph-properties fo:margin-left="2cm" fo:margin-right="0cm" fo:margin-top="0.212cm" fo:margin-bottom="0cm" style:contextual-spacing="false" style:line-height-at-least="0.002cm" fo:text-align="justify" style:justify-single-word="false" fo:hyphenation-ladder-count="no-limit" fo:text-indent="-1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499cm" fo:margin-right="0cm" fo:margin-top="0cm" fo:margin-bottom="0.212cm" style:contextual-spacing="false" fo:line-height="200%" fo:hyphenation-ladder-count="no-limit" fo:text-indent="0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list-style-name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 style:default-outline-level="1" style:list-style-name="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336cm" fo:margin-left="0cm" fo:margin-top="0cm" fo:margin-bottom="0cm" table:align="left" style:writing-mode="lr-tb"/>
    </style:style>
    <style:style style:name="Table1.A" style:family="table-column">
      <style:table-column-properties style:column-width="4.951cm"/>
    </style:style>
    <style:style style:name="Table1.B" style:family="table-column">
      <style:table-column-properties style:column-width="6.35cm"/>
    </style:style>
    <style:style style:name="Table1.C" style:family="table-column">
      <style:table-column-properties style:column-width="6.0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4" text:outline-level="1"><draw:frame draw:style-name="Mfr1" draw:name="image1.jpg" text:anchor-type="char" svg:x="-0.254cm" svg:y="0.416cm" svg:width="5.071cm" svg:height="1.399cm" draw:z-index="0"><draw:image xlink:href="Pictures/1000000000000335000000E387DCBDCAA13E3AE6.jpg" xlink:type="simple" xlink:show="embed" xlink:actuate="onLoad" draw:mime-type="image/jpeg"/></draw:frame></text:h>
            </table:table-cell>
            <table:table-cell table:style-name="Table1.A1" office:value-type="string">
              <text:h text:style-name="MP5" text:outline-level="1">CFGS </text:h>
              <text:h text:style-name="MP5" text:outline-level="1">Desarrollo de Aplicaciones Web</text:h>
              <text:h text:style-name="MP6" text:outline-level="1">Entornos de Desarrollo</text:h>
              <text:h text:style-name="MP7" text:outline-level="1"/>
            </table:table-cell>
            <table:table-cell table:style-name="Table1.A1" office:value-type="string">
              <text:h text:style-name="MP8" text:outline-level="1"/>
              <text:h text:style-name="MP9" text:outline-level="1">Unidad 2</text:h>
              <text:h text:style-name="MP7" text:outline-level="1"/>
            </table:table-cell>
          </table:table-row>
        </table:table>
        <text:h text:style-name="MP2" text:outline-level="1"/>
      </style:header>
      <style:footer>
        <text:h text:style-name="MP3" text:outline-level="1"><text:span text:style-name="MT1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25T11:41:00</meta:creation-date>
    <meta:initial-creator>jesus</meta:initial-creator>
    <meta:generator>LibreOffice/7.2.5.2$Windows_X86_64 LibreOffice_project/499f9727c189e6ef3471021d6132d4c694f357e5</meta:generator>
    <dc:date>2022-05-31T17:34:01.760000000</dc:date>
    <meta:editing-duration>PT47S</meta:editing-duration>
    <meta:editing-cycles>1</meta:editing-cycles>
    <meta:document-statistic meta:table-count="2" meta:image-count="1" meta:object-count="0" meta:page-count="1" meta:paragraph-count="38" meta:word-count="145" meta:character-count="893" meta:non-whitespace-character-count="784"/>
  </office:meta>
</office:document-meta>
</file>